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edddd" officeooo:paragraph-rsid="001eddd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paragraph-rsid="001f917d" style:font-size-asian="15pt" style:font-style-asian="normal" style:font-weight-asian="normal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10.5pt" style:font-size-complex="12pt"/>
    </style:style>
    <style:style style:name="T1" style:family="text">
      <style:text-properties officeooo:rsid="001f917d" style:font-size-complex="15pt"/>
    </style:style>
    <style:style style:name="T2" style:family="text">
      <style:text-properties fo:font-size="8pt" style:font-size-asian="10.5pt" style:font-size-complex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marker-end="Arrowheads_20_1" draw:textarea-horizontal-align="justify" draw:textarea-vertical-align="middle" draw:auto-grow-height="false" fo:min-height="2.159cm" fo:min-width="3.937cm" style:run-through="foreground"/>
    </style:style>
    <style:style style:name="gr3" style:family="graphic">
      <style:graphic-properties draw:marker-start="Arrowheads_20_1" draw:marker-end="Arrowheads_20_1" draw:fill-color="#cccccc" draw:textarea-horizontal-align="justify" draw:textarea-vertical-align="middle" draw:auto-grow-height="false" fo:min-height="2.159cm" fo:min-width="3.937cm" style:run-through="foreground"/>
    </style:style>
    <style:style style:name="gr4" style:family="graphic">
      <style:graphic-properties draw:marker-start="Arrowheads_20_1" draw:textarea-horizontal-align="justify" draw:textarea-vertical-align="middle" draw:auto-grow-height="false" fo:min-height="2.159cm" fo:min-width="3.937cm" style:run-through="foreground"/>
    </style:style>
    <style:style style:name="gr5" style:family="graphic">
      <style:graphic-properties draw:marker-start="Arrowheads_20_1" draw:textarea-horizontal-align="center" draw:textarea-vertical-align="middle" style:run-through="foreground"/>
    </style:style>
    <style:style style:name="gr6" style:family="graphic">
      <style:graphic-properties draw:marker-start="Arrowheads_20_2" draw:textarea-horizontal-align="justify" draw:textarea-vertical-align="middle" draw:auto-grow-height="false" fo:min-height="2.159cm" fo:min-width="3.937cm" style:run-through="foreground"/>
    </style:style>
    <style:style style:name="gr7" style:family="graphic">
      <style:graphic-properties draw:marker-end="Arrowheads_20_1" draw:textarea-horizontal-align="center" draw:textarea-vertical-align="bottom" draw:fit-to-contour="false" text:animation="none" style:run-through="foreground"/>
    </style:style>
    <style:style style:name="gr8" style:family="graphic">
      <style:graphic-properties draw:textarea-horizontal-align="center" draw:textarea-vertical-align="bottom" style:run-through="foreground"/>
    </style:style>
    <style:style style:name="gr9" style:family="graphic">
      <style:graphic-properties draw:marker-start="Arrowheads_20_1" draw:textarea-horizontal-align="center" draw:textarea-vertical-align="bottom" style:run-through="foreground"/>
    </style:style>
    <style:style style:name="gr10" style:family="graphic">
      <style:graphic-properties draw:marker-end="Arrowheads_20_1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826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g text:anchor-type="paragraph" draw:z-index="0" draw:style-name="gr1"><draw:custom-shape draw:style-name="gr2" draw:text-style-name="P4" svg:width="4.171cm" svg:height="2.393cm" svg:x="6.299cm" svg:y="9.648cm"><text:p text:style-name="P4">AccountBank</text:p><text:p text:style-name="P4">Match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5" svg:width="4.171cm" svg:height="2.393cm" svg:x="6.299cm" svg:y="1.245cm"><text:p text:style-name="P4">AccountBank</text:p><text:p text:style-name="P4">StatementLin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4" svg:width="4.171cm" svg:height="2.393cm" svg:x="-0.474cm" svg:y="2.981cm"><text:p text:style-name="P4">AccountBank</text:p><text:p text:style-name="P4">MatchReferenc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4" svg:x1="8.458cm" svg:y1="9.648cm" svg:x2="8.437cm" svg:y2="3.637cm"><text:p/></draw:line><draw:custom-shape draw:style-name="gr6" draw:text-style-name="P4" svg:width="4.171cm" svg:height="2.393cm" svg:x="6.321cm" svg:y="14.263cm"><text:p text:style-name="P4">AccountBank</text:p><text:p text:style-name="P4">MatchLin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4" svg:width="4.171cm" svg:height="2.393cm" svg:x="-0.432cm" svg:y="6.262cm"><text:p text:style-name="P4">AccountBank</text:p><text:p text:style-name="P4">MatchRul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4" svg:x1="8.469cm" svg:y1="16.654cm" svg:x2="14.47cm" svg:y2="20.951cm"><text:p/></draw:line><draw:line draw:style-name="gr8" draw:text-style-name="P4" svg:x1="3.696cm" svg:y1="4.357cm" svg:x2="8.459cm" svg:y2="5.479cm"><text:p text:style-name="P4">Extract References</text:p></draw:line><draw:line draw:style-name="gr8" draw:text-style-name="P4" svg:x1="3.759cm" svg:y1="7.468cm" svg:x2="8.437cm" svg:y2="8.442cm"><text:p text:style-name="P4">Apply Match Rules</text:p></draw:line><draw:custom-shape draw:style-name="gr3" draw:text-style-name="P5" svg:width="4.171cm" svg:height="2.393cm" svg:x="8.755cm" svg:y="20.994cm"><text:p text:style-name="P4">AccountMoveLin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5" svg:width="4.171cm" svg:height="2.393cm" svg:x="3.971cm" svg:y="21.036cm"><text:p text:style-name="P4">SaleOrd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5" svg:width="4.171cm" svg:height="2.393cm" svg:x="-0.728cm" svg:y="20.994cm"><text:p text:style-name="P4">AccountInvoic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5" svg:width="4.171cm" svg:height="2.393cm" svg:x="13.644cm" svg:y="20.951cm"><text:p text:style-name="P4">AccountAccount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4" svg:x1="8.469cm" svg:y1="16.697cm" svg:x2="10.914cm" svg:y2="21.036cm"><text:p/></draw:line><draw:line draw:style-name="gr9" draw:text-style-name="P4" svg:x1="6.088cm" svg:y1="21.025cm" svg:x2="8.469cm" svg:y2="16.654cm"><text:p/></draw:line><draw:line draw:style-name="gr9" draw:text-style-name="P4" svg:x1="2.362cm" svg:y1="21.036cm" svg:x2="8.469cm" svg:y2="16.654cm"><text:p/></draw:line><draw:line draw:style-name="gr10" draw:text-style-name="P4" svg:x1="8.437cm" svg:y1="12.041cm" svg:x2="8.458cm" svg:y2="14.264cm"><text:p/></draw:line><draw:frame draw:style-name="gr11" draw:text-style-name="P6" svg:width="12.955cm" svg:height="0.826cm" svg:x="2.511cm" svg:y="12.649cm"><draw:text-box><text:p text:style-name="P4"><text:span text:style-name="T2">Match a Bank Statement Line with 1 or more Invoices, Sale Orders, Move Lines or Accounts</text:span></text:p></draw:text-box></draw:frame></draw:g><text:span text:style-name="T1">Database Overview Account Bank Match module for Odoo 8.0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6:24:03.305905243</meta:creation-date>
    <dc:date>2016-05-01T10:48:22.282400498</dc:date>
    <meta:editing-duration>PT1H14M54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" meta:word-count="9" meta:character-count="56" meta:non-whitespace-character-count="48"/>
  </office:meta>
</office:document-meta>
</file>